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87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12.6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7.949999809265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ffffff" fo:border-left="0.002cm solid #ffffff" fo:border-right="0.002cm solid #000000" fo:border-top="0.002cm solid #ffffff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2cm solid #000000" fo:border-left="none" fo:border-right="none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7">
      <style:table-cell-properties fo:border-bottom="0.002cm solid #000000" fo:border-left="none" fo:border-right="none" fo:border-top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ce6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row table:style-name="ro1">
          <table:table-cell table:style-name="ce1" office:value-type="string">
            <text:p>State Specification</text:p>
          </table:table-cell>
          <table:table-cell table:style-name="Default" table:number-columns-repeated="3"/>
        </table:table-row>
        <table:table-row table:style-name="ro2">
          <table:table-cell table:style-name="ce2"/>
          <table:table-cell table:style-name="Default" table:number-columns-repeated="3"/>
        </table:table-row>
        <table:table-row table:style-name="ro2">
          <table:table-cell table:style-name="ce3" office:value-type="string">
            <text:p>Name</text:p>
          </table:table-cell>
          <table:table-cell table:style-name="ce7" office:value-type="string">
            <text:p>Juan Pablo Ospino Solano</text:p>
          </table:table-cell>
          <table:table-cell table:style-name="ce8" office:value-type="string">
            <text:p>Date</text:p>
          </table:table-cell>
          <table:table-cell table:style-name="ce10" office:value-type="date" office:date-value="2017-04-02">
            <text:p>02/04/17</text:p>
          </table:table-cell>
        </table:table-row>
        <table:table-row table:style-name="ro2">
          <table:table-cell table:style-name="ce3" office:value-type="string">
            <text:p>Project/Task</text:p>
          </table:table-cell>
          <table:table-cell table:style-name="ce7" office:value-type="string" table:number-columns-spanned="3" table:number-rows-spanned="1">
            <text:p>/Non Project/PSP Fundamentals &amp; Advanced/Program 5</text:p>
          </table:table-cell>
          <table:covered-table-cell table:number-columns-repeated="2" table:style-name="Default"/>
        </table:table-row>
        <table:table-row table:style-name="ro2">
          <table:table-cell table:style-name="ce2"/>
          <table:table-cell table:style-name="Default" table:number-columns-repeated="3"/>
        </table:table-row>
        <table:table-row table:style-name="ro2">
          <table:table-cell table:style-name="ce4" office:value-type="string" table:number-columns-spanned="2" table:number-rows-spanned="1">
            <text:p>State Name</text:p>
          </table:table-cell>
          <table:covered-table-cell table:style-name="Default"/>
          <table:table-cell table:style-name="ce4" office:value-type="string" table:number-columns-spanned="2" table:number-rows-spanned="1">
            <text:p>Description</text:p>
          </table:table-cell>
          <table:covered-table-cell table:style-name="Default"/>
        </table:table-row>
        <table:table-row table:style-name="ro2">
          <table:table-cell table:style-name="ce5" office:value-type="string" table:number-columns-spanned="2" table:number-rows-spanned="1">
            <text:p>inicio</text:p>
          </table:table-cell>
          <table:covered-table-cell table:style-name="Default"/>
          <table:table-cell office:value-type="string" table:number-columns-spanned="2" table:number-rows-spanned="1">
            <text:p>el servicio recibe la petición para ejcutar</text:p>
          </table:table-cell>
          <table:covered-table-cell table:style-name="Default"/>
        </table:table-row>
        <table:table-row table:style-name="ro2">
          <table:table-cell table:style-name="ce5" office:value-type="string" table:number-columns-spanned="2" table:number-rows-spanned="1">
            <text:p>validación de parametros de entrada</text:p>
          </table:table-cell>
          <table:covered-table-cell table:style-name="Default"/>
          <table:table-cell office:value-type="string" table:number-columns-spanned="2" table:number-rows-spanned="1">
            <text:p>conversión y validación de los datos de entrada</text:p>
          </table:table-cell>
          <table:covered-table-cell table:style-name="Default"/>
        </table:table-row>
        <table:table-row table:style-name="ro2">
          <table:table-cell table:style-name="ce5" office:value-type="string" table:number-columns-spanned="2" table:number-rows-spanned="1">
            <text:p>calculo de valor</text:p>
          </table:table-cell>
          <table:covered-table-cell table:style-name="Default"/>
          <table:table-cell office:value-type="string" table:number-columns-spanned="2" table:number-rows-spanned="1">
            <text:p>con rango inicial se calcula el resultado</text:p>
          </table:table-cell>
          <table:covered-table-cell table:style-name="Default"/>
        </table:table-row>
        <table:table-row table:style-name="ro3">
          <table:table-cell table:style-name="ce5" office:value-type="string" table:number-columns-spanned="2" table:number-rows-spanned="1">
            <text:p>diferencia de error</text:p>
          </table:table-cell>
          <table:covered-table-cell table:style-name="Default"/>
          <table:table-cell table:style-name="ce9" office:value-type="string" table:number-columns-spanned="2" table:number-rows-spanned="1">
            <text:p>si no hay datos anteriores se procede a recalcular el valor sumando 5 segmentos al valor inicial. Si ya hay valores anteriores se calcula el error. Si la diferencia es menor al error se vuelve a terar sumando 5 unidades a la división de lo contrario se toma el último valor como resultado </text:p>
          </table:table-cell>
          <table:covered-table-cell table:style-name="Default"/>
        </table:table-row>
        <table:table-row table:style-name="ro2">
          <table:table-cell table:style-name="ce5" office:value-type="string" table:number-columns-spanned="2" table:number-rows-spanned="1">
            <text:p>muestra de resultados</text:p>
          </table:table-cell>
          <table:covered-table-cell table:style-name="Default"/>
          <table:table-cell office:value-type="string" table:number-columns-spanned="2" table:number-rows-spanned="1">
            <text:p>se retorna el valor calculado</text:p>
          </table:table-cell>
          <table:covered-table-cell table:style-name="Default"/>
        </table:table-row>
        <table:table-row table:style-name="ro2">
          <table:table-cell table:style-name="ce4" office:value-type="string" table:number-columns-spanned="2" table:number-rows-spanned="1">
            <text:p>Function/Parameter</text:p>
          </table:table-cell>
          <table:covered-table-cell table:style-name="Default"/>
          <table:table-cell table:style-name="ce4" office:value-type="string" table:number-columns-spanned="2" table:number-rows-spanned="1">
            <text:p>Description</text:p>
          </table:table-cell>
          <table:covered-table-cell table:style-name="Default"/>
        </table:table-row>
        <table:table-row table:style-name="ro2">
          <table:table-cell table:style-name="ce5" office:value-type="string" table:number-columns-spanned="2" table:number-rows-spanned="1">
            <text:p>validación campos</text:p>
          </table:table-cell>
          <table:covered-table-cell table:style-name="Default"/>
          <table:table-cell office:value-type="string" table:number-columns-spanned="2" table:number-rows-spanned="1">
            <text:p>se verifica que cada uno de los campos tenga el valor apropiado</text:p>
          </table:table-cell>
          <table:covered-table-cell table:style-name="Default"/>
        </table:table-row>
        <table:table-row table:style-name="ro4">
          <table:table-cell table:style-name="ce5" office:value-type="string" table:number-columns-spanned="2" table:number-rows-spanned="1">
            <text:p>validación del error</text:p>
          </table:table-cell>
          <table:covered-table-cell table:style-name="Default"/>
          <table:table-cell table:style-name="ce9" office:value-type="string" table:number-columns-spanned="2" table:number-rows-spanned="1">
            <text:p>se verifica que la diferencia entre el valor calculado anterior y el valor calculado nuevo sean menor al error</text:p>
          </table:table-cell>
          <table:covered-table-cell table:style-name="Default"/>
        </table:table-row>
        <table:table-row table:style-name="ro2">
          <table:table-cell table:style-name="ce5" table:number-columns-spanned="2" table:number-rows-spanned="1"/>
          <table:covered-table-cell table:style-name="Default"/>
          <table:table-cell table:number-columns-spanned="2" table:number-rows-spanned="1"/>
          <table:covered-table-cell table:style-name="Default"/>
        </table:table-row>
        <table:table-row table:style-name="ro2">
          <table:table-cell table:style-name="ce5" table:number-columns-spanned="2" table:number-rows-spanned="1"/>
          <table:covered-table-cell table:style-name="Default"/>
          <table:table-cell table:number-columns-spanned="2" table:number-rows-spanned="1"/>
          <table:covered-table-cell table:style-name="Default"/>
        </table:table-row>
        <table:table-row table:style-name="ro2">
          <table:table-cell table:style-name="ce5" table:number-columns-spanned="2" table:number-rows-spanned="1"/>
          <table:covered-table-cell table:style-name="Default"/>
          <table:table-cell table:number-columns-spanned="2" table:number-rows-spanned="1"/>
          <table:covered-table-cell table:style-name="Default"/>
        </table:table-row>
        <table:table-row table:style-name="ro2">
          <table:table-cell table:style-name="ce4" office:value-type="string" table:number-columns-spanned="2" table:number-rows-spanned="1">
            <text:p>States/Next States</text:p>
          </table:table-cell>
          <table:covered-table-cell table:style-name="Default"/>
          <table:table-cell table:style-name="ce4" office:value-type="string">
            <text:p>Transition Condition</text:p>
          </table:table-cell>
          <table:table-cell table:style-name="ce4" office:value-type="string">
            <text:p>Action</text:p>
          </table:table-cell>
        </table:table-row>
        <table:table-row table:style-name="ro2">
          <table:table-cell table:style-name="ce5" table:number-columns-spanned="2" table:number-rows-spanned="1"/>
          <table:covered-table-cell table:style-name="Default"/>
          <table:table-cell table:number-columns-repeated="2"/>
        </table:table-row>
        <table:table-row table:style-name="ro2">
          <table:table-cell/>
          <table:table-cell office:value-type="string">
            <text:p>inicio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/>
          <table:table-cell office:value-type="string">
            <text:p>validación de parametros de entrada</text:p>
          </table:table-cell>
          <table:table-cell office:value-type="string">
            <text:p>si</text:p>
          </table:table-cell>
          <table:table-cell office:value-type="string">
            <text:p>se toman los paramtros de entrada, se ingresan en las variables de entrada</text:p>
          </table:table-cell>
        </table:table-row>
        <table:table-row table:style-name="ro2">
          <table:table-cell office:value-type="string">
            <text:p>inicio</text:p>
          </table:table-cell>
          <table:table-cell office:value-type="string">
            <text:p>calculo de valor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/>
          <table:table-cell office:value-type="string">
            <text:p>diferencia de error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/>
          <table:table-cell office:value-type="string">
            <text:p>muestra de resultados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table:style-name="ce5" table:number-columns-spanned="2" table:number-rows-spanned="1"/>
          <table:covered-table-cell table:style-name="Default"/>
          <table:table-cell table:number-columns-repeated="2"/>
        </table:table-row>
        <table:table-row table:style-name="ro2">
          <table:table-cell/>
          <table:table-cell office:value-type="string">
            <text:p>inicio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/>
          <table:table-cell office:value-type="string">
            <text:p>validación de parametros de entrada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table:style-name="ce5" office:value-type="string">
            <text:p>validación de parametros de entrada</text:p>
          </table:table-cell>
          <table:table-cell office:value-type="string">
            <text:p>calculo de valor</text:p>
          </table:table-cell>
          <table:table-cell office:value-type="string">
            <text:p>si</text:p>
          </table:table-cell>
          <table:table-cell office:value-type="string">
            <text:p>Valores de entrada son enviados para ser calculados</text:p>
          </table:table-cell>
        </table:table-row>
        <table:table-row table:style-name="ro2">
          <table:table-cell/>
          <table:table-cell office:value-type="string">
            <text:p>diferencia de error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/>
          <table:table-cell office:value-type="string">
            <text:p>muestra de resultados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table:style-name="ce5" table:number-columns-spanned="2" table:number-rows-spanned="1"/>
          <table:covered-table-cell table:style-name="Default"/>
          <table:table-cell table:number-columns-repeated="2"/>
        </table:table-row>
        <table:table-row table:style-name="ro2">
          <table:table-cell/>
          <table:table-cell office:value-type="string">
            <text:p>inicio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/>
          <table:table-cell office:value-type="string">
            <text:p>validación de parametros de entrada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table:style-name="ce5" office:value-type="string">
            <text:p>calculo de valor</text:p>
          </table:table-cell>
          <table:table-cell office:value-type="string">
            <text:p>calculo de valor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/>
          <table:table-cell office:value-type="string">
            <text:p>diferencia de error</text:p>
          </table:table-cell>
          <table:table-cell office:value-type="string">
            <text:p>si</text:p>
          </table:table-cell>
          <table:table-cell office:value-type="string">
            <text:p>Se envían valores calculados anteriores y nuevos para ser verificado su diferencia</text:p>
          </table:table-cell>
        </table:table-row>
        <table:table-row table:style-name="ro2">
          <table:table-cell/>
          <table:table-cell office:value-type="string">
            <text:p>muestra de resultados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table:style-name="ce5" table:number-columns-spanned="2" table:number-rows-spanned="1"/>
          <table:covered-table-cell table:style-name="Default"/>
          <table:table-cell table:number-columns-repeated="2"/>
        </table:table-row>
        <table:table-row table:style-name="ro2">
          <table:table-cell/>
          <table:table-cell office:value-type="string">
            <text:p>inicio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/>
          <table:table-cell office:value-type="string">
            <text:p>validación de parametros de entrada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string">
            <text:p>diferencia de error</text:p>
          </table:table-cell>
          <table:table-cell office:value-type="string">
            <text:p>calculo de valor</text:p>
          </table:table-cell>
          <table:table-cell office:value-type="string">
            <text:p>si</text:p>
          </table:table-cell>
          <table:table-cell office:value-type="string">
            <text:p>si la diferencia entre los valores calculados es superior al error se hace unanueva iteración</text:p>
          </table:table-cell>
        </table:table-row>
        <table:table-row table:style-name="ro2">
          <table:table-cell/>
          <table:table-cell office:value-type="string">
            <text:p>diferencia de error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/>
          <table:table-cell office:value-type="string">
            <text:p>muestra de resultados</text:p>
          </table:table-cell>
          <table:table-cell office:value-type="string">
            <text:p>si</text:p>
          </table:table-cell>
          <table:table-cell office:value-type="string">
            <text:p>si la difrencia entre los valores calculados es inferior al error se retorna el último de ellos como resultado</text:p>
          </table:table-cell>
        </table:table-row>
        <table:table-row table:style-name="ro2">
          <table:table-cell table:style-name="ce5" table:number-columns-spanned="2" table:number-rows-spanned="1"/>
          <table:covered-table-cell table:style-name="Default"/>
          <table:table-cell table:number-columns-repeated="2"/>
        </table:table-row>
        <table:table-row table:style-name="ro2">
          <table:table-cell table:number-columns-repeated="3"/>
          <table:table-cell office:value-type="string" table:number-columns-spanned="1" table:number-rows-spanned="5">
            <text:p>NO hay transición entre los demás estados</text:p>
          </table:table-cell>
        </table:table-row>
        <table:table-row table:style-name="ro2">
          <table:table-cell table:number-columns-repeated="3"/>
          <table:covered-table-cell/>
        </table:table-row>
        <table:table-row table:style-name="ro2">
          <table:table-cell office:value-type="string">
            <text:p>muestra de resultados</text:p>
          </table:table-cell>
          <table:table-cell table:number-columns-repeated="2"/>
          <table:covered-table-cell/>
        </table:table-row>
        <table:table-row table:style-name="ro2">
          <table:table-cell table:number-columns-repeated="3"/>
          <table:covered-table-cell/>
        </table:table-row>
        <table:table-row table:style-name="ro2">
          <table:table-cell table:number-columns-repeated="3"/>
          <table:covered-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2/04/2017</text:date>, <text:time>20:11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2T20:11:07.39</dc:date>
    <dc:creator>Juan Pablo Ospino Solano</dc:creator>
    <meta:generator>OpenOffice/4.1.2$Win32 OpenOffice.org_project/412m3$Build-9782</meta:generator>
    <meta:editing-duration>PT13M49S</meta:editing-duration>
    <meta:editing-cycles>2</meta:editing-cycles>
    <meta:document-statistic meta:table-count="1" meta:cell-count="79" meta:object-count="0"/>
  </office:meta>
</office:document-meta>
</file>